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3ab8"/>
    </style:style>
    <style:style style:name="P2" style:family="paragraph" style:parent-style-name="Standard">
      <style:text-properties officeooo:rsid="00093997" officeooo:paragraph-rsid="00093997"/>
    </style:style>
    <style:style style:name="P3" style:family="paragraph" style:parent-style-name="Standard" style:list-style-name="L1">
      <style:text-properties officeooo:rsid="000b65c8" officeooo:paragraph-rsid="000b65c8"/>
    </style:style>
    <style:style style:name="P4" style:family="paragraph" style:parent-style-name="Standard">
      <style:text-properties officeooo:rsid="000b65c8" officeooo:paragraph-rsid="000b65c8"/>
    </style:style>
    <style:style style:name="P5" style:family="paragraph" style:parent-style-name="Standard" style:list-style-name="L2">
      <style:text-properties officeooo:paragraph-rsid="000b65c8"/>
    </style:style>
    <style:style style:name="P6" style:family="paragraph" style:parent-style-name="Standard">
      <style:text-properties officeooo:rsid="000cc1f5" officeooo:paragraph-rsid="000cc1f5"/>
    </style:style>
    <style:style style:name="P7" style:family="paragraph" style:parent-style-name="Standard" style:list-style-name="L3">
      <style:text-properties officeooo:rsid="000cc1f5" officeooo:paragraph-rsid="000cc1f5"/>
    </style:style>
    <style:style style:name="P8" style:family="paragraph" style:parent-style-name="Standard">
      <style:text-properties officeooo:rsid="000cec68" officeooo:paragraph-rsid="000cec68"/>
    </style:style>
    <style:style style:name="P9" style:family="paragraph" style:parent-style-name="Standard" style:list-style-name="L4">
      <style:text-properties officeooo:rsid="000cec68" officeooo:paragraph-rsid="000cec68"/>
    </style:style>
    <style:style style:name="P10" style:family="paragraph" style:parent-style-name="Standard" style:list-style-name="L5">
      <style:text-properties officeooo:rsid="000cec68" officeooo:paragraph-rsid="000cec68"/>
    </style:style>
    <style:style style:name="P11" style:family="paragraph" style:parent-style-name="Standard">
      <style:text-properties officeooo:rsid="00093ab8" officeooo:paragraph-rsid="00093ab8"/>
    </style:style>
    <style:style style:name="P12" style:family="paragraph" style:parent-style-name="Standard">
      <style:text-properties officeooo:rsid="000a1ca7" officeooo:paragraph-rsid="000a1ca7"/>
    </style:style>
    <style:style style:name="P13" style:family="paragraph" style:parent-style-name="Standard">
      <style:text-properties officeooo:paragraph-rsid="00093ab8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0e0a26"/>
    </style:style>
    <style:style style:name="P16" style:family="paragraph" style:parent-style-name="Standard">
      <style:text-properties officeooo:paragraph-rsid="000e0a26" fo:background-color="#ff0000"/>
    </style:style>
    <style:style style:name="P17" style:family="paragraph" style:parent-style-name="Standard">
      <style:text-properties officeooo:paragraph-rsid="000fceba" fo:background-color="#ff0000"/>
    </style:style>
    <style:style style:name="T1" style:family="text">
      <style:text-properties officeooo:rsid="00093ab8"/>
    </style:style>
    <style:style style:name="T2" style:family="text">
      <style:text-properties officeooo:rsid="0009e3d7"/>
    </style:style>
    <style:style style:name="T3" style:family="text">
      <style:text-properties officeooo:rsid="000b65c8"/>
    </style:style>
    <style:style style:name="T4" style:family="text">
      <style:text-properties officeooo:rsid="000c993a"/>
    </style:style>
    <style:style style:name="T5" style:family="text">
      <style:text-properties officeooo:rsid="000d93f2"/>
    </style:style>
    <style:style style:name="T6" style:family="text">
      <style:text-properties officeooo:rsid="000d93f2" fo:background-color="#ff0000"/>
    </style:style>
    <style:style style:name="T7" style:family="text">
      <style:text-properties style:font-name="Times New Roman" fo:font-style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0a26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e6d7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fceba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Structuration XML</text:p>
      <text:p text:style-name="P2"/>
      <text:p text:style-name="P1"><text:span text:style-name="T1">1.</text:span><text:span text:style-name="T3">3</text:span></text:p>
      <text:list xml:id="list3571788608983684843" text:style-name="L1">
        <text:list-item>
          <text:p text:style-name="P3">VCARD, XCARD</text:p>
        </text:list-item>
      </text:list>
      <text:p text:style-name="P4">1.4</text:p>
      <text:list xml:id="list5659065257310223968" text:style-name="L2">
        <text:list-item>
          <text:p text:style-name="P5"><text:span text:style-name="T3">inclure fichier XML dans un autre avec des DTD </text:span><text:span text:style-name="T4">&lt;=vérification avec rxp, xmllint</text:span></text:p>
        </text:list-item>
      </text:list>
      <text:p text:style-name="P6">1.6</text:p>
      <text:list xml:id="list4853822396522474161" text:style-name="L3">
        <text:list-item>
          <text:p text:style-name="P7">XML et la bureautique</text:p>
        </text:list-item>
      </text:list>
      <text:p text:style-name="P8">1.7</text:p>
      <text:list xml:id="list3101953581616230399" text:style-name="L4">
        <text:list-item>
          <text:p text:style-name="P9">NCBI</text:p>
        </text:list-item>
      </text:list>
      <text:p text:style-name="P8">1.8</text:p>
      <text:list xml:id="list402513418045201508" text:style-name="L5">
        <text:list-item>
          <text:p text:style-name="P10">XML =&gt; SQL</text:p>
        </text:list-item>
      </text:list>
      <text:p text:style-name="P11">2.Vérification et Validation XML</text:p>
      <text:p text:style-name="P11"/>
      <text:p text:style-name="P15"><text:span text:style-name="T1">2.</text:span><text:span text:style-name="T5">3.1 </text:span><text:span text:style-name="T6">Faire le fichier XML minimal pour être sur d'avoir tout pigé</text:span></text:p>
      <text:p text:style-name="P16"><text:bookmark text:name="tdm5"/><text:span text:style-name="T8">Conversions entres grammaires DTD et XSD ; vérification de grammaires </text:span><text:span text:style-name="T9">avec trang</text:span></text:p>
      <text:p text:style-name="P17"><text:span text:style-name="T10">Contraintes et facettes dans les schemas XSD &lt;==== exo non corrigé</text:span></text:p>
      <text:p text:style-name="P17"><text:span text:style-name="T11">Questions diverses</text:span><text:span text:style-name="T10"> &lt;==== exo non corrigé</text:span></text:p>
      <text:p text:style-name="P14"/>
      <text:p text:style-name="P1"><text:span text:style-name="T1"/></text:p>
      <text:p text:style-name="P1"><text:span text:style-name="T1">3.Sélection</text:span><text:span text:style-name="T2">s</text:span><text:span text:style-name="T1"> X</text:span><text:span text:style-name="T2">P</text:span><text:span text:style-name="T1">ath et transformation</text:span><text:span text:style-name="T2">s</text:span><text:span text:style-name="T1"> XSL</text:span></text:p>
      <text:p text:style-name="P12"/>
      <text:p text:style-name="P12">3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6:11:24</meta:creation-date>
    <meta:generator>LibreOffice/4.0.2.2$Linux_X86_64 LibreOffice_project/400m0$Build-2</meta:generator>
    <dc:date>2013-11-18T23:32:14</dc:date>
    <meta:editing-duration>PT4H58M10S</meta:editing-duration>
    <meta:editing-cycles>11</meta:editing-cycles>
    <meta:document-statistic meta:table-count="0" meta:image-count="0" meta:object-count="0" meta:page-count="1" meta:paragraph-count="18" meta:word-count="86" meta:character-count="493" meta:non-whitespace-character-count="430"/>
  </office:meta>
</office:document-meta>
</file>